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16.813cm"/>
    </style:style>
    <style:style style:name="co5" style:family="table-column">
      <style:table-column-properties fo:break-before="auto" style:column-width="5.17cm"/>
    </style:style>
    <style:style style:name="co6" style:family="table-column">
      <style:table-column-properties fo:break-before="auto" style:column-width="6.44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0.54cm"/>
    </style:style>
    <style:style style:name="co14" style:family="table-column">
      <style:table-column-properties fo:break-before="auto" style:column-width="0.494cm"/>
    </style:style>
    <style:style style:name="co15" style:family="table-column">
      <style:table-column-properties fo:break-before="auto" style:column-width="0.379cm"/>
    </style:style>
    <style:style style:name="co16" style:family="table-column">
      <style:table-column-properties fo:break-before="auto" style:column-width="19.537cm"/>
    </style:style>
    <style:style style:name="co17" style:family="table-column">
      <style:table-column-properties fo:break-before="auto" style:column-width="24.1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22.557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0.766cm"/>
    </style:style>
    <style:style style:name="co23" style:family="table-column">
      <style:table-column-properties fo:break-before="auto" style:column-width="1.446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7.484cm"/>
    </style:style>
    <style:style style:name="co26" style:family="table-column">
      <style:table-column-properties fo:break-before="auto" style:column-width="2.15cm"/>
    </style:style>
    <style:style style:name="co27" style:family="table-column">
      <style:table-column-properties fo:break-before="auto" style:column-width="24.305cm"/>
    </style:style>
    <style:style style:name="co28" style:family="table-column">
      <style:table-column-properties fo:break-before="auto" style:column-width="2.632cm"/>
    </style:style>
    <style:style style:name="co29" style:family="table-column">
      <style:table-column-properties fo:break-before="auto" style:column-width="3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3.597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3.201cm" fo:break-before="auto" style:use-optimal-row-height="true"/>
    </style:style>
    <style:style style:name="ro7" style:family="table-row">
      <style:table-row-properties style:row-height="3.838cm" fo:break-before="auto" style:use-optimal-row-height="true"/>
    </style:style>
    <style:style style:name="ro8" style:family="table-row">
      <style:table-row-properties style:row-height="4.782cm" fo:break-before="auto" style:use-optimal-row-height="true"/>
    </style:style>
    <style:style style:name="ro9" style:family="table-row">
      <style:table-row-properties style:row-height="4.299cm" fo:break-before="auto" style:use-optimal-row-height="true"/>
    </style:style>
    <style:style style:name="ro10" style:family="table-row">
      <style:table-row-properties style:row-height="6.207cm" fo:break-before="auto" style:use-optimal-row-height="true"/>
    </style:style>
    <style:style style:name="ro11" style:family="table-row">
      <style:table-row-properties style:row-height="8.5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erif" style:font-name-asian="DejaVu Sans" style:font-name-complex="Noto Sans Arabic UI"/>
    </style: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8" style:family="table-cell" style:parent-style-name="Default" style:data-style-name="N100">
      <style:text-properties style:font-name="Liberation Serif" style:font-name-asian="DejaVu Sans" style:font-name-complex="Noto Sans Arabic UI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none" style:country-asian="none" style:font-style-asian="normal" style:font-weight-asian="normal" style:font-name-complex="Liberation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29fcf" fo:border="0.74pt solid #000000"/>
      <style:text-properties fo:color="#ffffff"/>
    </style:style>
    <style:style style:name="ce20" style:family="table-cell" style:parent-style-name="Default">
      <style:table-cell-properties fo:background-color="#729fcf" fo:border="0.74pt solid #000000"/>
      <style:text-properties fo:color="#ffffff" style:font-name="Liberation Serif" style:font-name-asian="DejaVu Sans" style:font-name-complex="Noto Sans Arabic UI"/>
    </style:style>
    <style:style style:name="ce22" style:family="table-cell" style:parent-style-name="Default">
      <style:table-cell-properties fo:background-color="#b4c7dc" fo:border="0.74pt solid #000000"/>
    </style:style>
    <style:style style:name="ce23" style:family="table-cell" style:parent-style-name="Default">
      <style:table-cell-properties fo:background-color="#b4c7dc" fo:border="0.74pt solid #000000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border="0.74pt solid #000000"/>
      <style:text-properties style:font-name="Cambria" fo:font-size="11pt" fo:language="en" fo:country="US" style:font-name-asian="F" style:font-size-asian="11pt" style:language-asian="en" style:country-asian="US" style:font-name-complex="Cambria" style:font-size-complex="11pt" style:language-complex="ar" style:country-complex="SA"/>
    </style:style>
    <style:style style:name="ce24" style:family="table-cell" style:parent-style-name="Default">
      <style:table-cell-properties fo:background-color="transparent" fo:border="0.74pt solid #000000"/>
    </style:style>
    <style:style style:name="ce42" style:family="table-cell" style:parent-style-name="Default">
      <style:table-cell-properties fo:border="0.74pt solid #000000"/>
      <style:text-properties style:font-name="Cambria" fo:font-size="11pt" fo:language="en" fo:country="US" style:font-name-asian="F" style:font-size-asian="11pt" style:language-asian="en" style:country-asian="US" style:font-name-complex="Cambria" style:font-size-complex="11pt" style:language-complex="ar" style:country-complex="SA"/>
    </style:style>
    <style:style style:name="ce43" style:family="table-cell" style:parent-style-name="Default">
      <style:text-properties style:font-name="Cambria" fo:font-size="11pt" fo:language="en" fo:country="US" style:font-name-asian="F" style:font-size-asian="11pt" style:language-asian="en" style:country-asian="US" style:font-name-complex="Cambria" style:font-size-complex="11pt" style:language-complex="ar" style:country-complex="SA"/>
    </style:style>
    <style:style style:name="ce4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AS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2"/>
        <table:table-column table:style-name="co5" table:default-cell-style-name="Default"/>
        <table:table-row table:style-name="ro1">
          <table:table-cell table:style-name="ce2" office:value-type="string" calcext:value-type="string">
            <text:p>Codi</text:p>
          </table:table-cell>
          <table:table-cell table:style-name="ce2" office:value-type="string" calcext:value-type="string">
            <text:p>Certificat Professional</text:p>
          </table:table-cell>
          <table:table-cell table:style-name="ce1" office:value-type="string" calcext:value-type="string">
            <text:p>Codi UC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IFC152_3</text:p>
          </table:table-cell>
          <table:table-cell office:value-type="string" calcext:value-type="string" table:number-columns-spanned="1" table:number-rows-spanned="3">
            <text:p>Gestió de sistemes informàtics</text:p>
          </table:table-cell>
          <table:table-cell office:value-type="string" calcext:value-type="string">
            <text:p>UC0484_3</text:p>
          </table:table-cell>
          <table:table-cell office:value-type="string" calcext:value-type="string">
            <text:p>Administrar els dispositius maquinari del sistema.</text:p>
          </table:table-cell>
          <table:table-cell office:value-type="string" calcext:value-type="string">
            <text:p>0371</text:p>
          </table:table-cell>
          <table:table-cell table:style-name="ce12" office:value-type="string" calcext:value-type="string">
            <text:p>Fonaments de Hardwar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485_3</text:p>
          </table:table-cell>
          <table:table-cell office:value-type="string" calcext:value-type="string">
            <text:p>Instal·lar, configurar i administrar el programari de base i d'aplicació del sistema.</text:p>
          </table:table-cell>
          <table:table-cell table:style-name="ce8" office:value-type="string" calcext:value-type="string">
            <text:p>0369</text:p>
          </table:table-cell>
          <table:table-cell table:style-name="ce12" office:value-type="string" calcext:value-type="string">
            <text:p>Implantació de Sistemes Operatiu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486_3</text:p>
          </table:table-cell>
          <table:table-cell office:value-type="string" calcext:value-type="string">
            <text:p>Assegurar equips informàtics.</text:p>
          </table:table-cell>
          <table:table-cell office:value-type="string" calcext:value-type="string">
            <text:p>0378</text:p>
          </table:table-cell>
          <table:table-cell table:style-name="ce12" office:value-type="string" calcext:value-type="string">
            <text:p>Seguretat i Alta disponibilitat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FC156_3</text:p>
          </table:table-cell>
          <table:table-cell office:value-type="string" calcext:value-type="string" table:number-columns-spanned="1" table:number-rows-spanned="5">
            <text:p><text:s/>Administració de serveis d'Internet</text:p>
          </table:table-cell>
          <table:table-cell office:value-type="string" calcext:value-type="string">
            <text:p>UC0495_3</text:p>
          </table:table-cell>
          <table:table-cell office:value-type="string" calcext:value-type="string">
            <text:p>Instal·lar, configurar i administrar el programari per gestionar un entorn web.</text:p>
          </table:table-cell>
          <table:table-cell office:value-type="string" calcext:value-type="string" table:number-columns-spanned="1" table:number-rows-spanned="3">
            <text:p>0375</text:p>
          </table:table-cell>
          <table:table-cell table:style-name="ce12" office:value-type="string" calcext:value-type="string" table:number-columns-spanned="1" table:number-rows-spanned="3">
            <text:p>Serveis de Xarxa i Internet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496_3</text:p>
          </table:table-cell>
          <table:table-cell office:value-type="string" calcext:value-type="string">
            <text:p>Instal·lar, configurar i administrar serveis de missatgeria electrònica.</text:p>
          </table:table-cell>
          <table:covered-table-cell/>
          <table:covered-table-cell table:style-name="ce12"/>
        </table:table-row>
        <table:table-row table:style-name="ro1">
          <table:covered-table-cell table:number-columns-repeated="2"/>
          <table:table-cell office:value-type="string" calcext:value-type="string">
            <text:p>UC0497_3</text:p>
          </table:table-cell>
          <table:table-cell office:value-type="string" calcext:value-type="string">
            <text:p>Instal·lar, configurar i administrar serveis de transferència de fitxers i multimèdia.</text:p>
          </table:table-cell>
          <table:covered-table-cell/>
          <table:covered-table-cell table:style-name="ce12"/>
        </table:table-row>
        <table:table-row table:style-name="ro1">
          <table:covered-table-cell table:number-columns-repeated="2"/>
          <table:table-cell office:value-type="string" calcext:value-type="string">
            <text:p>UC0490_3</text:p>
          </table:table-cell>
          <table:table-cell office:value-type="string" calcext:value-type="string">
            <text:p>Gestionar serveis al sistema informàtic.</text:p>
          </table:table-cell>
          <table:table-cell office:value-type="string" calcext:value-type="string" table:number-columns-spanned="1" table:number-rows-spanned="2">
            <text:p>0374</text:p>
          </table:table-cell>
          <table:table-cell table:style-name="ce12" office:value-type="string" calcext:value-type="string" table:number-columns-spanned="1" table:number-rows-spanned="2">
            <text:p>Administració de Sistemes Operatiu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485_3</text:p>
          </table:table-cell>
          <table:table-cell office:value-type="string" calcext:value-type="string">
            <text:p>Instal·lar, configurar i administrar el programari de base i d'aplicació del sistema.</text:p>
          </table:table-cell>
          <table:covered-table-cell/>
          <table:covered-table-cell table:style-name="ce12"/>
        </table:table-row>
        <table:table-row table:style-name="ro1">
          <table:table-cell office:value-type="string" calcext:value-type="string" table:number-columns-spanned="1" table:number-rows-spanned="3">
            <text:p>IFC079_3</text:p>
          </table:table-cell>
          <table:table-cell office:value-type="string" calcext:value-type="string" table:number-columns-spanned="1" table:number-rows-spanned="3">
            <text:p>Administració de bases de dades</text:p>
          </table:table-cell>
          <table:table-cell office:value-type="string" calcext:value-type="string">
            <text:p>UC0223_3</text:p>
          </table:table-cell>
          <table:table-cell office:value-type="string" calcext:value-type="string">
            <text:p>Configurar i explotar sistemes informàtics</text:p>
          </table:table-cell>
          <table:table-cell office:value-type="string" calcext:value-type="string">
            <text:p>0371</text:p>
          </table:table-cell>
          <table:table-cell table:style-name="ce12" office:value-type="string" calcext:value-type="string">
            <text:p>Fonaments de Hardwar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224_3</text:p>
          </table:table-cell>
          <table:table-cell office:value-type="string" calcext:value-type="string">
            <text:p>Configurar i gestionar un sistema gestor de bases de dades.</text:p>
          </table:table-cell>
          <table:table-cell table:style-name="ce9" office:value-type="string" calcext:value-type="string">
            <text:p>0377</text:p>
          </table:table-cell>
          <table:table-cell table:style-name="ce12" office:value-type="string" calcext:value-type="string">
            <text:p>Administració de Sistemes Gestors de Bases de Dade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225_3</text:p>
          </table:table-cell>
          <table:table-cell office:value-type="string" calcext:value-type="string">
            <text:p>Configurar i gestionar la base de dades.</text:p>
          </table:table-cell>
          <table:table-cell office:value-type="string" calcext:value-type="string">
            <text:p>0372</text:p>
          </table:table-cell>
          <table:table-cell table:style-name="ce12" office:value-type="string" calcext:value-type="string">
            <text:p>Gestió de Bases de Dades</text:p>
          </table:table-cell>
        </table:table-row>
        <table:table-row table:style-name="ro1">
          <table:table-cell table:style-name="ce3" office:value-type="string" calcext:value-type="string">
            <text:p>IFC154_3</text:p>
          </table:table-cell>
          <table:table-cell office:value-type="string" calcext:value-type="string">
            <text:p>Desenvolupament d’Aplicacions amb Tecnologies Web</text:p>
          </table:table-cell>
          <table:table-cell office:value-type="string" calcext:value-type="string">
            <text:p>UC0493_3</text:p>
          </table:table-cell>
          <table:table-cell office:value-type="string" calcext:value-type="string">
            <text:p>Implementar, verificar i documentar aplicacions web en entorns internet, intranet i extranet.</text:p>
          </table:table-cell>
          <table:table-cell office:value-type="string" calcext:value-type="string">
            <text:p>0376</text:p>
          </table:table-cell>
          <table:table-cell office:value-type="string" calcext:value-type="string">
            <text:p>Implantació d’Aplicacions web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ualificacions_professionals_ASIX_incompletes" table:style-name="ta1">
        <table:table-column table:style-name="co1" table:number-columns-repeated="2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Codi CP</text:p>
          </table:table-cell>
          <table:table-cell office:value-type="string" calcext:value-type="string">
            <text:p>Certificat Professional</text:p>
          </table:table-cell>
          <table:table-cell office:value-type="string" calcext:value-type="string">
            <text:p>Codi UC</text:p>
          </table:table-cell>
          <table:table-cell office:value-type="string" calcext:value-type="string">
            <text:p>Unitat/Estàndard de Competència</text:p>
          </table:table-cell>
        </table:table-row>
        <table:table-row table:style-name="ro2">
          <table:table-cell table:style-name="Default" office:value-type="string" calcext:value-type="string">
            <text:p>IFC154_3</text:p>
          </table:table-cell>
          <table:table-cell table:style-name="Default" office:value-type="string" calcext:value-type="string">
            <text:p>Desenvolupament d'aplicacions amb tecnologies web</text:p>
          </table:table-cell>
          <table:table-cell table:style-name="Default" office:value-type="string" calcext:value-type="string">
            <text:p>UC0493_3</text:p>
          </table:table-cell>
          <table:table-cell table:style-name="ce10" office:value-type="string" calcext:value-type="string">
            <text:p><text:s/>extraImplementar, verificar i documentar aplicacions web en entorns internet, intranetnet.</text:p>
          </table:table-cell>
        </table:table-row>
      </table:table>
      <table:table table:name="contribucio_cp" table:style-name="ta1">
        <table:table-column table:style-name="co7" table:default-cell-style-name="ce19"/>
        <table:table-column table:style-name="co8" table:number-columns-repeated="9" table:default-cell-style-name="ce22"/>
        <table:table-column table:style-name="co9" table:default-cell-style-name="ce22"/>
        <table:table-column table:style-name="co10" table:default-cell-style-name="ce22"/>
        <table:table-column table:style-name="co9" table:default-cell-style-name="ce22"/>
        <table:table-column table:style-name="co11" table:default-cell-style-name="ce22"/>
        <table:table-column table:style-name="co10" table:default-cell-style-name="ce22"/>
        <table:table-row table:style-name="ro1">
          <table:table-cell office:value-type="string" calcext:value-type="string">
            <text:p>REF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table:style-name="ce20" office:value-type="string" calcext:value-type="string">
            <text:p>0374 A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5 SE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9 PIM</text:p>
          </table:table-cell>
          <table:table-cell table:number-columns-repeated="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80 IPO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81 IPO2</text:p>
          </table:table-cell>
          <table:table-cell table:number-columns-repeated="7"/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4"/>
        </table:table-row>
      </table:table>
      <table:table table:name="contribucio_ra_cp" table:style-name="ta1">
        <table:table-column table:style-name="co12" table:default-cell-style-name="ce28"/>
        <table:table-column table:style-name="co13" table:number-columns-repeated="3" table:default-cell-style-name="ce26"/>
        <table:table-column table:style-name="co14" table:default-cell-style-name="ce26"/>
        <table:table-column table:style-name="co13" table:default-cell-style-name="ce26"/>
        <table:table-column table:style-name="co15" table:default-cell-style-name="ce26"/>
        <table:table-column table:style-name="co14" table:default-cell-style-name="ce26"/>
        <table:table-row table:style-name="ro1">
          <table:table-cell office:value-type="string" calcext:value-type="string">
            <text:p>REF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4 A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5 S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10 IPO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665 DIG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9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8 SO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ra_ca" table:style-name="ta1">
        <table:table-column table:style-name="co1" table:default-cell-style-name="ce25"/>
        <table:table-column table:style-name="co16" table:default-cell-style-name="ce40"/>
        <table:table-column table:style-name="co17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3">
          <table:table-cell office:value-type="string" calcext:value-type="string">
            <text:p>RA1</text:p>
          </table:table-cell>
          <table:table-cell table:style-name="ce39" office:value-type="string" calcext:value-type="string">
            <text:p>Reconeix els elements de les bases de dades analitzant-ne les funcions i valorant la utilitat de sistemes gestors.</text:p>
          </table:table-cell>
          <table:table-cell office:value-type="string" calcext:value-type="string">
            <text:p>a) S'han analitzat els diferents sistemes lògics d'emmagatzematge i les funcions que tenen.</text:p>
            <text:p>b) S'han identificat els diferents tipus de bases de dades segons el model de dades emprat.</text:p>
            <text:p>c) S'han identificat els diferents tipus de bases de dades segons la ubicació de la informació.</text:p>
            <text:p>d) S'ha reconegut la utilitat d‟un sistema gestor de bases de dades.</text:p>
            <text:p>e) S'ha descrit la funció de cadascun dels elements d'un sistema gestor de bases de dades.</text:p>
            <text:p>f) S'han classificat els sistemes gestors de bases de dades.</text:p>
          </table:table-cell>
        </table:table-row>
        <table:table-row table:style-name="ro4">
          <table:table-cell office:value-type="string" calcext:value-type="string">
            <text:p>RA2</text:p>
          </table:table-cell>
          <table:table-cell office:value-type="string" calcext:value-type="string">
            <text:p>Dissenya models lògics normalitzats interpretant diagrames entitat/relació.</text:p>
          </table:table-cell>
          <table:table-cell office:value-type="string" calcext:value-type="string">
            <text:p>a) S'ha identificat el significat de la simbologia pròpia dels diagrames entitat/relació.</text:p>
            <text:p>b) S'han fet servir eines gràfiques per representar el disseny lògic.</text:p>
            <text:p>c) S'han identificat les taules del disseny lògic.</text:p>
            <text:p>d) S'han identificat els camps que formen part de les taules del disseny lògic.</text:p>
            <text:p>e) S'han identificat les relacions entre les taules del disseny lògic.</text:p>
            <text:p>f) S'han definit els camps clau.</text:p>
            <text:p>g) S'han aplicat les regles d'integritat.</text:p>
            <text:p>h) S'han aplicat les regles de normalització fins a un nivell adequat.</text:p>
            <text:p>i) S'han identificat i documentat les restriccions que no es poden plasmar en el disseny lògic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Realitza el disseny físic de bases de dades utilitzant assistents, eines gràfiques i el llenguatge de definició de dades.</text:p>
          </table:table-cell>
          <table:table-cell office:value-type="string" calcext:value-type="string">
            <text:p>a) S'han definit les estructures físiques d'emmagatzematge.</text:p>
            <text:p>b) S'han creat taules.</text:p>
            <text:p>c) S'han seleccionat els tipus de dades adequades.</text:p>
            <text:p>d) S'han definit els camps clau a les taules.</text:p>
            <text:p>e) S'han implantat totes les restriccions reflectides al disseny lògic.</text:p>
            <text:p>f) S'ha verificat mitjançant un conjunt de dades de prova que la implementació s'ajusta al model.</text:p>
            <text:p>g) S'han utilitzat assistents i eines gràfiques.</text:p>
            <text:p>h) S'ha utilitzat el llenguatge de definició de dades.</text:p>
            <text:p>i) S'ha definit i documentat el diccionari de dades.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Consulta la informació emmagatzemada manejant assistents, eines gràfiques i el llenguatge de manipulació de dades.</text:p>
          </table:table-cell>
          <table:table-cell office:value-type="string" calcext:value-type="string">
            <text:p>a) S'han identificat les eines i sentències per fer consultes.</text:p>
            <text:p>b) S'han fet consultes simples sobre una taula.</text:p>
            <text:p>c) S'han fet consultes que generen valors de resum.</text:p>
            <text:p>d) S'han fet consultes sobre el contingut de diverses taules mitjançant composicions internes.</text:p>
            <text:p>e) S'han fet consultes sobre el contingut de diverses taules mitjançant composicions externes.</text:p>
            <text:p>f) S'han fet consultes amb subconsultes.</text:p>
            <text:p>g) S'han valorat els avantatges i els inconvenients de les diferents opcions vàlides per dur a terme una consulta determinada.</text:p>
          </table:table-cell>
        </table:table-row>
        <table:table-row table:style-name="ro6">
          <table:table-cell office:value-type="string" calcext:value-type="string">
            <text:p>RA5</text:p>
          </table:table-cell>
          <table:table-cell office:value-type="string" calcext:value-type="string">
            <text:p>Modifica la informació emmagatzemada utilitzant assistents, eines gràfiques i el llenguatge de manipulació de dades.</text:p>
          </table:table-cell>
          <table:table-cell office:value-type="string" calcext:value-type="string">
            <text:p>a) S'han identificat les eines i les sentències per modificar el contingut de la base de dades.</text:p>
            <text:p>b) S'han inserit, esborrat i actualitzat dades a les taules.</text:p>
            <text:p>c) S'ha inclòs a una taula la informació resultant de l'execució d'una consulta.</text:p>
            <text:p>d) S'han adoptat mesures per mantenir la integritat i la consistència de la informació.</text:p>
            <text:p>e) S'han dissenyat guions de sentències per dur a terme tasques complexes.</text:p>
            <text:p>f) S'ha reconegut el funcionament de les transaccions.</text:p>
            <text:p>g) S'han anul·lat parcialment o totalment els canvis produïts per una transacció.</text:p>
            <text:p>h) S'han identificat els efectes de les diferents polítiques de bloqueig de registres.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table:style-name="ce26" office:value-type="string" calcext:value-type="string">
            <text:p>Executa tasques d'assegurament de la informació, analitzant-les i aplicant mecanismes de salvaguarda i transferència.</text:p>
          </table:table-cell>
          <table:table-cell table:style-name="ce26" office:value-type="string" calcext:value-type="string">
            <text:p>a) S'han identificat eines gràfiques i en línia d'ordres per a l'administració de còpies de seguretat.</text:p>
            <text:p>b) S'han fet còpies de seguretat.</text:p>
            <text:p>c) S'han restaurat còpies de seguretat.</text:p>
            <text:p>d) S'han identificat les eines per importar i exportar dades.</text:p>
            <text:p>e) S'han exportat dades a diversos formats.</text:p>
            <text:p>f) S'han importat dades amb diferents formats.</text:p>
            <text:p>g) S'ha interpretat correctament la informació subministrada pels missatges d'error i els fitxers de registre.</text:p>
            <text:p>h) S'ha transferit informació entre sistemes gestors.</text:p>
          </table:table-cell>
        </table:table-row>
      </table:table>
      <table:table table:name="continguts" table:style-name="ta1">
        <table:table-column table:style-name="co18" table:default-cell-style-name="ce26"/>
        <table:table-column table:style-name="co19" table:default-cell-style-name="ce42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office:value-type="string" calcext:value-type="string">
            <text:p>a) Sistemes d'emmagatzematge de la informació:</text:p>
            <text:p/>
            <text:p>Fitxers (plans, indexats i accés directe, entre d'altres).</text:p>
            <text:p>Bases de dades. Conceptes, usos i tipus segons el model de dades, la ubicació de la informació.</text:p>
            <text:p>Altres sistemes demmagatzematge (XML i serveis de directoris, entre altres).</text:p>
            <text:p>Sistemes dinformació. Sistemes dinformació empresarial.</text:p>
            <text:p>Sistemes gestors de base de dades: funcions, components i tipus.</text:p>
            <text:p>BBDD Relacionals i no relacionals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office:value-type="string" calcext:value-type="string">
            <text:p>b) Disseny lògic de bases de dades:</text:p>
            <text:p/>
            <text:p>Model de dades.</text:p>
            <text:p>Model lògic de la base de dades. Metodologia.</text:p>
            <text:p>La representació del problema: els diagrames E/R: Entitats i relacions. Cardinalitat. Debilitat.</text:p>
            <text:p>El model E/R ampliat.</text:p>
            <text:p>El model relacional: Terminologia del model relacional. Característiques duna relació. Claus primàries i claus alienes. Àlgebra relacional. Càlcul relacional.</text:p>
            <text:p>Pas del diagrama E/R al model relacional.</text:p>
            <text:p>Normalització: Dependències funcionals. Formes normals. Justificació de la desnormalització.</text:p>
            <text:p>El model orientat a objectes: Conceptes bàsics del model orientat a objecte. Diagrames de classes i objectes.</text:p>
          </table:table-cell>
        </table:table-row>
        <table:table-row table:style-name="ro9">
          <table:table-cell office:value-type="string" calcext:value-type="string">
            <text:p>RA3</text:p>
          </table:table-cell>
          <table:table-cell office:value-type="string" calcext:value-type="string">
            <text:p>c) Disseny físic de bases de dades:</text:p>
            <text:p/>
            <text:p>Eines gràfiques proporcionades pel sistema gestor per a la implementació de la base de dades.</text:p>
            <text:p>El llenguatge de definició de dades.</text:p>
            <text:p>Creació, modificació i eliminació de bases de dades.</text:p>
            <text:p>Creació, modificació i eliminació de taules. Tipus de dades.</text:p>
            <text:p>Implementació de restriccions.</text:p>
            <text:p>Verificació de les restriccions.</text:p>
            <text:p>Documentació del disseny.</text:p>
          </table:table-cell>
        </table:table-row>
        <table:table-row table:style-name="ro10">
          <table:table-cell office:value-type="string" calcext:value-type="string">
            <text:p>RA4</text:p>
          </table:table-cell>
          <table:table-cell office:value-type="string" calcext:value-type="string">
            <text:p>d) Realització de consultes:</text:p>
            <text:p/>
            <text:p>Eines gràfiques proporcionades pel sistema gestor per a la realització de consultes.</text:p>
            <text:p>Eines externes al gestor.</text:p>
            <text:p>Sentències per a la consulta.</text:p>
            <text:p>La sentència SELECT.</text:p>
            <text:p>Selecció i ordenació de registres. Tractament de valors nuls.</text:p>
            <text:p>Consultes de resum. Agrupament de registres.</text:p>
            <text:p>Unió de consultes.</text:p>
            <text:p>Composicions internes i externes.</text:p>
            <text:p>Subconsultes.</text:p>
            <text:p>Consultes complexes.</text:p>
            <text:p/>
          </table:table-cell>
        </table:table-row>
        <table:table-row table:style-name="ro11">
          <table:table-cell office:value-type="string" calcext:value-type="string">
            <text:p>RA5</text:p>
          </table:table-cell>
          <table:table-cell office:value-type="string" calcext:value-type="string">
            <text:p>e) Edició de les dades:</text:p>
            <text:p/>
            <text:p>Eines gràfiques proporcionades pel sistema gestor per a ledició de la informació.</text:p>
            <text:p>Eines externes al gestor.</text:p>
            <text:p>Les sentències INSERT, DELETE i UPDATE.</text:p>
            <text:p>Models de transaccions i de consultes.</text:p>
            <text:p>Subconsultes i combinacions en ordres dedició.</text:p>
            <text:p>Transaccions; sentències de processament de transaccions.</text:p>
            <text:p>Formes daccés a dades.</text:p>
            <text:p>Accés simultani a les dades: polítiques de bloqueig.</text:p>
            <text:p/>
            <text:p>f) Construcció de guions:</text:p>
            <text:p/>
            <text:p>Introducció. Llenguatge de programació.</text:p>
            <text:p>Tipus de dades, identificadors, variables.</text:p>
            <text:p>Operadors. Estructures de control.</text:p>
            <text:p>Estructures funcionals: Mòduls, procediments, funcions.</text:p>
            <text:p>Funcions de llibreries bàsiques disponibles.</text:p>
          </table:table-cell>
        </table:table-row>
        <table:table-row table:style-name="ro10">
          <table:table-cell table:style-name="Default" office:value-type="string" calcext:value-type="string">
            <text:p>RA6</text:p>
          </table:table-cell>
          <table:table-cell table:style-name="ce43" office:value-type="string" calcext:value-type="string">
            <text:p>g) Gestió de la seguretat de les dades:</text:p>
            <text:p/>
            <text:p>Recuperació de fallades.</text:p>
            <text:p>Principals errors en una base de dades.</text:p>
            <text:p>Eines del SGBD per a la recuperació davant de fallades.</text:p>
            <text:p>Còpies de seguretat. Tipus.</text:p>
            <text:p>Planificació de còpies de seguretat.</text:p>
            <text:p>Eines gràfiques i utilitats proporcionades pel sistema gestor per a la realització i la recuperació de còpies de seguretat.</text:p>
            <text:p>Sentències per a la realització i la recuperació de còpies de seguretat.</text:p>
            <text:p>Eines gràfiques i utilitats per a importació i exportació de dades.</text:p>
            <text:p>Eines de verificació de la integritat de la base de dades.</text:p>
            <text:p>Migració de dades entre sistemes gestors.</text:p>
            <text:p>Documentació de les mesures i polítiques de seguretat.</text:p>
          </table:table-cell>
        </table:table-row>
      </table:table>
      <table:table table:name="sequenciacio_up_ra" table:style-name="ta1">
        <table:table-column table:style-name="co20" table:default-cell-style-name="ce26"/>
        <table:table-column table:style-name="co21" table:default-cell-style-name="ce26"/>
        <table:table-column table:style-name="co1" table:number-columns-repeated="2" table:default-cell-style-name="ce26"/>
        <table:table-column table:style-name="co18" table:number-columns-repeated="4" table:default-cell-style-name="ce26"/>
        <table:table-column table:style-name="co1" table:default-cell-style-name="ce26"/>
        <table:table-column table:style-name="co1" table:default-cell-style-name="ce46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RA6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s de dades i SGBD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seny de models lògics. Diagrames 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seny físic de BBD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sultes d’informació amb SQL i assisten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icació de la informació. Script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uretat de la informació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es de dades no relacionals. MongoDB.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,b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44"/>
          <table:table-cell table:style-name="ce45" office:value-type="string" calcext:value-type="string">
            <text:p>Pes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</table:table-row>
      </table:table>
      <table:table table:name="sequenciacio_up_continguts" table:style-name="ta1"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13" table:number-columns-repeated="2" table:default-cell-style-name="ce26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s de dades i SGBDs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seny de models lògics. Diagrames E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seny físic de BBD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sultes d’informació amb SQL i assisten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icació de la informació. Scripts.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uretat de la informació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es de dades no relacionals. MongoDB.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temporalització" table:style-name="ta1"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s de dades i SGB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seny de models lògics. Diagrames 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seny físic de BBD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sultes d’informació amb SQL i assist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icació de la informació. Scripts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uretat de la informaci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es de dades no relacionals. MongoDB.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7" table:default-cell-style-name="Default"/>
        <table:table-column table:style-name="co28" table:default-cell-style-name="ce18"/>
        <table:table-column table:style-name="co26" table:default-cell-style-name="ce54"/>
        <table:table-column table:style-name="co29" table:default-cell-style-name="Default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53" office:value-type="string" calcext:value-type="string">
            <text:p>Pond. Total</text:p>
          </table:table-cell>
          <table:table-cell/>
        </table:table-row>
        <table:table-row table:style-name="ro1">
          <table:table-cell table:style-name="ce13" office:value-type="string" calcext:value-type="string">
            <text:p>RA1. Reconeix els elements de les bases de dades analitzant-ne les funcions i valorant la utilitat de sistemes gestors.</text:p>
          </table:table-cell>
          <table:table-cell table:style-name="ce16"/>
          <table:table-cell table:style-name="ce16" office:value-type="string" calcext:value-type="string">
            <text:p>13</text:p>
          </table:table-cell>
          <table:table-cell/>
        </table:table-row>
        <table:table-row table:style-name="ro1">
          <table:table-cell table:style-name="ce26" office:value-type="string" calcext:value-type="string">
            <text:p>a) S'han analitzat els diferents sistemes lògics d'emmagatzematge i les funcions que tenen.</text:p>
          </table:table-cell>
          <table:table-cell table:style-name="ce51" office:value-type="string" calcext:value-type="string">
            <text:p>0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b) S'han identificat els diferents tipus de bases de dades segons el model de dades emprat.</text:p>
          </table:table-cell>
          <table:table-cell table:style-name="ce51" office:value-type="string" calcext:value-type="string">
            <text:p>0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c) S'han identificat els diferents tipus de bases de dades segons la ubicació de la informació.</text:p>
          </table:table-cell>
          <table:table-cell table:style-name="ce51" office:value-type="string" calcext:value-type="string">
            <text:p>0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d) S'ha reconegut la utilitat d‟un sistema gestor de bases de dades.</text:p>
          </table:table-cell>
          <table:table-cell table:style-name="ce51" office:value-type="string" calcext:value-type="string">
            <text:p>0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e) S'ha descrit la funció de cadascun dels elements d'un sistema gestor de bases de dades.</text:p>
          </table:table-cell>
          <table:table-cell table:style-name="ce51" office:value-type="string" calcext:value-type="string">
            <text:p>0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f) S'han classificat els sistemes gestors de bases de dades.</text:p>
          </table:table-cell>
          <table:table-cell table:style-name="ce51" office:value-type="string" calcext:value-type="string">
            <text:p>0.3</text:p>
          </table:table-cell>
          <table:table-cell table:style-name="ce16"/>
          <table:table-cell/>
        </table:table-row>
        <table:table-row table:style-name="ro1">
          <table:table-cell table:style-name="ce13" office:value-type="string" calcext:value-type="string">
            <text:p>RA2. Dissenya models lògics normalitzats interpretant diagrames entitat/relació.</text:p>
          </table:table-cell>
          <table:table-cell table:style-name="ce51"/>
          <table:table-cell table:style-name="ce16" office:value-type="string" calcext:value-type="string">
            <text:p>15</text:p>
          </table:table-cell>
          <table:table-cell/>
        </table:table-row>
        <table:table-row table:style-name="ro1">
          <table:table-cell table:style-name="ce26" office:value-type="string" calcext:value-type="string">
            <text:p>a) S'ha identificat el significat de la simbologia pròpia dels diagrames entitat/relació.</text:p>
          </table:table-cell>
          <table:table-cell table:style-name="ce51" office:value-type="string" calcext:value-type="string">
            <text:p>1,7</text:p>
          </table:table-cell>
          <table:table-cell table:style-name="ce16"/>
          <table:table-cell/>
        </table:table-row>
        <table:table-row table:style-name="ro1">
          <table:table-cell table:style-name="ce14" office:value-type="string" calcext:value-type="string">
            <text:p>b) S'han fet servir eines gràfiques per representar el disseny lògic.</text:p>
          </table:table-cell>
          <table:table-cell table:style-name="ce51" office:value-type="string" calcext:value-type="string">
            <text:p>1,7</text:p>
          </table:table-cell>
          <table:table-cell table:style-name="ce16"/>
          <table:table-cell/>
        </table:table-row>
        <table:table-row table:style-name="ro1">
          <table:table-cell table:style-name="ce14" office:value-type="string" calcext:value-type="string">
            <text:p>c) S'han identificat les taules del disseny lògic.</text:p>
          </table:table-cell>
          <table:table-cell table:style-name="ce51" office:value-type="string" calcext:value-type="string">
            <text:p>1,7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d) S'han identificat els camps que formen part de les taules del disseny lògic.</text:p>
          </table:table-cell>
          <table:table-cell table:style-name="ce51" office:value-type="string" calcext:value-type="string">
            <text:p>1,7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e) S'han identificat les relacions entre les taules del disseny lògic.</text:p>
          </table:table-cell>
          <table:table-cell table:style-name="ce51" office:value-type="string" calcext:value-type="string">
            <text:p>1,7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f) S'han definit els camps clau.</text:p>
          </table:table-cell>
          <table:table-cell table:style-name="ce51" office:value-type="string" calcext:value-type="string">
            <text:p>1,7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g) S'han aplicat les regles d'integritat.</text:p>
          </table:table-cell>
          <table:table-cell table:style-name="ce51" office:value-type="string" calcext:value-type="string">
            <text:p>1,6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h) S'han aplicat les regles de normalització fins a un nivell adequat.</text:p>
          </table:table-cell>
          <table:table-cell table:style-name="ce51" office:value-type="string" calcext:value-type="string">
            <text:p>1,6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i) S'han identificat i documentat les restriccions que no es poden plasmar en el disseny lògic.</text:p>
          </table:table-cell>
          <table:table-cell table:style-name="ce51" office:value-type="string" calcext:value-type="string">
            <text:p>1,6</text:p>
          </table:table-cell>
          <table:table-cell table:style-name="ce16"/>
          <table:table-cell/>
        </table:table-row>
        <table:table-row table:style-name="ro1">
          <table:table-cell table:style-name="ce13" office:value-type="string" calcext:value-type="string">
            <text:p>RA3. Realitza el disseny físic de bases de dades utilitzant assistents, eines gràfiques i el llenguatge de definició de dades.</text:p>
          </table:table-cell>
          <table:table-cell table:style-name="ce51"/>
          <table:table-cell table:style-name="ce16" office:value-type="string" calcext:value-type="string">
            <text:p>20</text:p>
          </table:table-cell>
          <table:table-cell/>
        </table:table-row>
        <table:table-row table:style-name="ro1">
          <table:table-cell table:style-name="ce14" office:value-type="string" calcext:value-type="string">
            <text:p>a) S'han definit les estructures físiques d'emmagatzematge.</text:p>
          </table:table-cell>
          <table:table-cell table:style-name="ce51" office:value-type="string" calcext:value-type="string">
            <text:p>2,3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b) S'han creat taules.</text:p>
          </table:table-cell>
          <table:table-cell table:style-name="ce51" office:value-type="string" calcext:value-type="string">
            <text:p>2,3</text:p>
          </table:table-cell>
          <table:table-cell table:style-name="ce16"/>
          <table:table-cell/>
        </table:table-row>
        <table:table-row table:style-name="ro1">
          <table:table-cell table:style-name="ce14" office:value-type="string" calcext:value-type="string">
            <text:p>c) S'han seleccionat els tipus de dades adequades.</text:p>
          </table:table-cell>
          <table:table-cell table:style-name="ce51" office:value-type="string" calcext:value-type="string">
            <text:p>2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d) S'han definit els camps clau a les taules.</text:p>
          </table:table-cell>
          <table:table-cell table:style-name="ce51" office:value-type="string" calcext:value-type="string">
            <text:p>2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e) S'han implantat totes les restriccions reflectides al disseny lògic.</text:p>
          </table:table-cell>
          <table:table-cell table:style-name="ce51" office:value-type="string" calcext:value-type="string">
            <text:p>2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f) S'ha verificat mitjançant un conjunt de dades de prova que la implementació s'ajusta al model.</text:p>
          </table:table-cell>
          <table:table-cell table:style-name="ce51" office:value-type="string" calcext:value-type="string">
            <text:p>2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g) S'han utilitzat assistents i eines gràfiques.</text:p>
          </table:table-cell>
          <table:table-cell table:style-name="ce51" office:value-type="string" calcext:value-type="string">
            <text:p>2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h) S'ha utilitzat el llenguatge de definició de dades.</text:p>
          </table:table-cell>
          <table:table-cell table:style-name="ce51" office:value-type="string" calcext:value-type="string">
            <text:p>2,2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i) S'ha definit i documentat el diccionari de dades.</text:p>
          </table:table-cell>
          <table:table-cell table:style-name="ce51" office:value-type="string" calcext:value-type="string">
            <text:p>2,2</text:p>
          </table:table-cell>
          <table:table-cell table:style-name="ce16"/>
          <table:table-cell/>
        </table:table-row>
        <table:table-row table:style-name="ro1">
          <table:table-cell table:style-name="ce13" office:value-type="string" calcext:value-type="string">
            <text:p>RA4. Consulta la informació emmagatzemada manejant assistents, eines gràfiques i el llenguatge de manipulació de dades.</text:p>
          </table:table-cell>
          <table:table-cell table:style-name="ce51"/>
          <table:table-cell table:style-name="ce16" office:value-type="string" calcext:value-type="string">
            <text:p>27</text:p>
          </table:table-cell>
          <table:table-cell/>
        </table:table-row>
        <table:table-row table:style-name="ro1">
          <table:table-cell table:style-name="ce26" office:value-type="string" calcext:value-type="string">
            <text:p>a) S'han identificat les eines i sentències per fer consultes.</text:p>
          </table:table-cell>
          <table:table-cell table:style-name="ce51" office:value-type="string" calcext:value-type="string">
            <text:p>4</text:p>
          </table:table-cell>
          <table:table-cell table:style-name="ce16"/>
          <table:table-cell/>
        </table:table-row>
        <table:table-row table:style-name="ro1">
          <table:table-cell table:style-name="ce14" office:value-type="string" calcext:value-type="string">
            <text:p>b) S'han fet consultes simples sobre una taula.</text:p>
          </table:table-cell>
          <table:table-cell table:style-name="ce51" office:value-type="string" calcext:value-type="string">
            <text:p>4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c) S'han fet consultes que generen valors de resum.</text:p>
          </table:table-cell>
          <table:table-cell table:style-name="ce51" office:value-type="string" calcext:value-type="string">
            <text:p>3,8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d) S'han fet consultes sobre el contingut de diverses taules mitjançant composicions internes.</text:p>
          </table:table-cell>
          <table:table-cell table:style-name="ce51" office:value-type="string" calcext:value-type="string">
            <text:p>3,8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e) S'han fet consultes sobre el contingut de diverses taules mitjançant composicions externes.</text:p>
          </table:table-cell>
          <table:table-cell table:style-name="ce51" office:value-type="string" calcext:value-type="string">
            <text:p>3,8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f) S'han fet consultes amb subconsultes.</text:p>
          </table:table-cell>
          <table:table-cell table:style-name="ce51" office:value-type="string" calcext:value-type="string">
            <text:p>3,8</text:p>
          </table:table-cell>
          <table:table-cell table:style-name="ce16"/>
          <table:table-cell/>
        </table:table-row>
        <table:table-row table:style-name="ro1">
          <table:table-cell table:style-name="ce14" office:value-type="string" calcext:value-type="string">
            <text:p>g) S'han valorat els avantatges i els inconvenients de les diferents opcions vàlides per dur a terme una consulta determinada.</text:p>
          </table:table-cell>
          <table:table-cell table:style-name="ce51" office:value-type="string" calcext:value-type="string">
            <text:p>3,8</text:p>
          </table:table-cell>
          <table:table-cell table:style-name="ce16"/>
          <table:table-cell/>
        </table:table-row>
        <table:table-row table:style-name="ro1">
          <table:table-cell table:style-name="ce13" office:value-type="string" calcext:value-type="string">
            <text:p>RA5. Modifica la informació emmagatzemada utilitzant assistents, eines gràfiques i el llenguatge de manipulació de dades.</text:p>
          </table:table-cell>
          <table:table-cell table:style-name="ce51"/>
          <table:table-cell table:style-name="ce16" office:value-type="string" calcext:value-type="string">
            <text:p>15</text:p>
          </table:table-cell>
          <table:table-cell/>
        </table:table-row>
        <table:table-row table:style-name="ro1">
          <table:table-cell table:style-name="ce14" office:value-type="string" calcext:value-type="string">
            <text:p>a) S'han identificat les eines i les sentències per modificar el contingut de la base de dades.</text:p>
          </table:table-cell>
          <table:table-cell table:style-name="ce51" office:value-type="string" calcext:value-type="string">
            <text:p>2,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b) S'han inserit, esborrat i actualitzat dades a les taules.</text:p>
          </table:table-cell>
          <table:table-cell table:style-name="ce51" office:value-type="string" calcext:value-type="string">
            <text:p>2,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c) S'ha inclòs a una taula la informació resultant de l'execució d'una consulta.</text:p>
          </table:table-cell>
          <table:table-cell table:style-name="ce51" office:value-type="string" calcext:value-type="string">
            <text:p>1,8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d) S'han adoptat mesures per mantenir la integritat i la consistència de la informació.</text:p>
          </table:table-cell>
          <table:table-cell table:style-name="ce51" office:value-type="string" calcext:value-type="string">
            <text:p>2,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e) S'han dissenyat guions de sentències per dur a terme tasques complexes.</text:p>
          </table:table-cell>
          <table:table-cell table:style-name="ce51" office:value-type="string" calcext:value-type="string">
            <text:p>1,8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f) S'ha reconegut el funcionament de les transaccions.</text:p>
          </table:table-cell>
          <table:table-cell table:style-name="ce51" office:value-type="string" calcext:value-type="string">
            <text:p>1,8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g) S'han anul·lat parcialment o totalment els canvis produïts per una transacció.</text:p>
          </table:table-cell>
          <table:table-cell table:style-name="ce51" office:value-type="string" calcext:value-type="string">
            <text:p>1,8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h) S'han identificat els efectes de les diferents polítiques de bloqueig de registres.</text:p>
          </table:table-cell>
          <table:table-cell table:style-name="ce51" office:value-type="string" calcext:value-type="string">
            <text:p>1,8</text:p>
          </table:table-cell>
          <table:table-cell table:style-name="ce16"/>
          <table:table-cell/>
        </table:table-row>
        <table:table-row table:style-name="ro1">
          <table:table-cell table:style-name="ce13" office:value-type="string" calcext:value-type="string">
            <text:p>RA6. Executa tasques d'assegurament de la informació, analitzant-les i aplicant mecanismes de salvaguarda i transferència.</text:p>
          </table:table-cell>
          <table:table-cell table:style-name="ce51"/>
          <table:table-cell table:style-name="ce16" office:value-type="string" calcext:value-type="string">
            <text:p>10</text:p>
          </table:table-cell>
          <table:table-cell/>
        </table:table-row>
        <table:table-row table:style-name="ro1">
          <table:table-cell table:style-name="ce26" office:value-type="string" calcext:value-type="string">
            <text:p>a) S'han identificat eines gràfiques i en línia d'ordres per a l'administració de còpies de seguretat.</text:p>
          </table:table-cell>
          <table:table-cell table:style-name="ce51" office:value-type="string" calcext:value-type="string">
            <text:p>1,25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b) S'han fet còpies de seguretat.</text:p>
          </table:table-cell>
          <table:table-cell table:style-name="ce51" office:value-type="string" calcext:value-type="string">
            <text:p>1,25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c) S'han restaurat còpies de seguretat.</text:p>
          </table:table-cell>
          <table:table-cell table:style-name="ce51" office:value-type="string" calcext:value-type="string">
            <text:p>1,25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d) S'han identificat les eines per importar i exportar dades.</text:p>
          </table:table-cell>
          <table:table-cell table:style-name="ce51" office:value-type="string" calcext:value-type="string">
            <text:p>1,25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e) S'han exportat dades a diversos formats.</text:p>
          </table:table-cell>
          <table:table-cell table:style-name="ce51" office:value-type="string" calcext:value-type="string">
            <text:p>1,25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f) S'han importat dades amb diferents formats.</text:p>
          </table:table-cell>
          <table:table-cell table:style-name="ce51" office:value-type="string" calcext:value-type="string">
            <text:p>1,25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g) S'ha interpretat correctament la informació subministrada pels missatges d'error i els fitxers de registre.</text:p>
          </table:table-cell>
          <table:table-cell table:style-name="ce51" office:value-type="string" calcext:value-type="string">
            <text:p>1,25</text:p>
          </table:table-cell>
          <table:table-cell table:style-name="ce16"/>
          <table:table-cell/>
        </table:table-row>
        <table:table-row table:style-name="ro1">
          <table:table-cell table:style-name="ce26" office:value-type="string" calcext:value-type="string">
            <text:p>h) S'ha transferit informació entre sistemes gestors.</text:p>
          </table:table-cell>
          <table:table-cell table:style-name="ce51" office:value-type="string" calcext:value-type="string">
            <text:p>1,25</text:p>
          </table:table-cell>
          <table:table-cell table:style-name="ce16"/>
          <table:table-cell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0:31:14.643718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8T18:38:42.201489855</dc:date>
    <meta:editing-duration>P2DT7H55M39S</meta:editing-duration>
    <meta:editing-cycles>95</meta:editing-cycles>
    <meta:generator>LibreOffice/24.2.7.2$Linux_X86_64 LibreOffice_project/420$Build-2</meta:generator>
    <meta:document-statistic meta:table-count="10" meta:cell-count="432" meta:object-count="0"/>
  </office:meta>
</office:document-meta>
</file>